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id="id2" draw:layer="layout" svg:width="3.5cm" svg:height="1.5cm" svg:x="4.8cm" svg:y="2cm">
          <text:p text:style-name="P1"><text:span text:style-name="T1">libpang-pe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3.5cm" svg:height="1.5cm" svg:x="0.3cm" svg:y="2cm">
          <text:p text:style-name="P1"><text:span text:style-name="T1">libgtk2-pe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75cm" svg:x1="2.049cm" svg:y1="3.5cm" svg:x2="6.549cm" svg:y2="3.5cm" draw:start-shape="id1" draw:start-glue-point="8" draw:end-shape="id2" draw:end-glue-point="8" svg:d="m2049 3500c0 1875 4500 1875 4500 0">
          <text:p text:style-name="P1"><text:span text:style-name="T1">ビルド依存</text:span></text:p>
        </draw:connector>
        <draw:connector draw:style-name="gr3" draw:text-style-name="P1" draw:layer="layout" draw:type="curve" draw:line-skew="-0.75cm" svg:x1="6.549cm" svg:y1="2cm" svg:x2="2.049cm" svg:y2="2cm" draw:start-shape="id2" draw:start-glue-point="4" draw:end-shape="id1" draw:end-glue-point="4" svg:d="m6549 2000c0-1875-4500-1875-4500 0">
          <text:p text:style-name="P1"><text:span text:style-name="T1">ビルド依存</text:span></text:p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2T16:26:14</meta:creation-date>
    <meta:editing-duration>PT00H06M54S</meta:editing-duration>
    <meta:editing-cycles>2</meta:editing-cycles>
    <dc:date>2009-11-12T16:33:07</dc:date>
    <meta:document-statistic meta:object-count="27"/>
    <meta:generator>OpenOffice.org/3.0$Unix OpenOffice.org_project/300m15$Build-9379</meta:generator>
  </office:meta>
</office:document-meta>
</file>